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09cm" fo:margin-left="0cm" fo:margin-right="-0.011cm" table:align="margins"/>
    </style:style>
    <style:style style:name="Tabla1.A" style:family="table-column">
      <style:table-column-properties style:column-width="2.376cm" style:rel-column-width="9154*"/>
    </style:style>
    <style:style style:name="Tabla1.B" style:family="table-column">
      <style:table-column-properties style:column-width="14.633cm" style:rel-column-width="56381*"/>
    </style:style>
    <style:style style:name="Tabla1.1" style:family="table-row">
      <style:table-row-properties style:keep-together="false"/>
    </style:style>
    <style:style style:name="Tabla1.A1" style:family="table-cell">
      <style:table-cell-properties style:vertical-align="middle" fo:background-color="#000000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8" style:family="table-row">
      <style:table-row-properties style:min-row-height="1.332cm" style:keep-together="false"/>
    </style:style>
    <style:style style:name="Tabla1.A9" style:family="table-cell">
      <style:table-cell-properties style:vertical-align="middle"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4.448cm" fo:margin-left="0.982cm" fo:margin-right="1.568cm" table:align="margins"/>
    </style:style>
    <style:style style:name="Table1.A" style:family="table-column">
      <style:table-column-properties style:column-width="2.309cm" style:rel-column-width="10475*"/>
    </style:style>
    <style:style style:name="Table1.B" style:family="table-column">
      <style:table-column-properties style:column-width="6.625cm" style:rel-column-width="30050*"/>
    </style:style>
    <style:style style:name="Table1.C" style:family="table-column">
      <style:table-column-properties style:column-width="5.514cm" style:rel-column-width="250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color="#ffffff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font-name="Arial1" fo:font-size="18pt" style:font-size-asian="18pt" style:font-name-complex="Arial1" style:font-size-complex="18pt"/>
    </style:style>
    <style:style style:name="T2" style:family="text">
      <style:text-properties style:font-name="Arial" fo:font-size="18pt" style:font-size-asian="18pt" style:font-name-complex="Arial1" style:font-size-complex="18pt"/>
    </style:style>
    <style:style style:name="T3" style:family="text">
      <style:text-properties style:font-name="Arial1" fo:font-size="18pt" fo:font-weight="bold" style:font-size-asian="18pt" style:font-weight-asian="bold" style:font-name-complex="Arial1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“</text:span><text:span text:style-name="T2">Utilización de Software Libre a través de la capacitación y distribución</text:span><text:span text:style-name="T1">”, </text:span><text:span text:style-name="T3">“AIKUAA PORA”</text:span></text:p>
      <text:p text:style-name="Standard"/>
      <text:p text:style-name="Standard"/>
      <text:p text:style-name="P2">Contenido programático distribuido en clases:</text:p>
      <text:p text:style-name="Standard"/>
      <text:p text:style-name="Standard">El curso consta de módulos, los cuales están divididos en unidades. Esta últimas están distribuidas en clases, cada una de las cuales tendrá una duración de 4 horas reloj. A continuación se detalla cada una de las clases: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3">Módulo 1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4">Clase 1</text:p>
          </table:table-cell>
          <table:table-cell table:style-name="Tabla1.B2" office:value-type="string">
            <text:list text:style-name="L1">
              <text:list-item>
                <text:p text:style-name="P5">Introducción al Software Libre</text:p>
                <text:list>
                  <text:list-item>
                    <text:p text:style-name="P5">Qué es el Software Libre?</text:p>
                  </text:list-item>
                  <text:list-item>
                    <text:p text:style-name="P5">Historia</text:p>
                  </text:list-item>
                  <text:list-item>
                    <text:p text:style-name="P5">Principios</text:p>
                  </text:list-item>
                  <text:list-item>
                    <text:p text:style-name="P5">Ventajas/Desventajas</text:p>
                  </text:list-item>
                  <text:list-item>
                    <text:p text:style-name="P5">Plataformas</text:p>
                  </text:list-item>
                  <text:list-item>
                    <text:p text:style-name="P5">Licencias</text:p>
                  </text:list-item>
                  <text:list-item>
                    <text:p text:style-name="P5">Cómo se desarrolla?</text:p>
                  </text:list-item>
                </text:list>
              </text:list-item>
              <text:list-item>
                <text:p text:style-name="P5">Sistema operativo – Linux</text:p>
                <text:list>
                  <text:list-item>
                    <text:p text:style-name="P5">Qué es Linux?</text:p>
                  </text:list-item>
                  <text:list-item>
                    <text:p text:style-name="P5">Historia</text:p>
                  </text:list-item>
                  <text:list-item>
                    <text:p text:style-name="P5">Características</text:p>
                  </text:list-item>
                  <text:list-item>
                    <text:p text:style-name="P5">Ventajas/Desventajas</text:p>
                  </text:list-item>
                  <text:list-item>
                    <text:p text:style-name="P5">Plataformas</text:p>
                  </text:list-item>
                  <text:list-item>
                    <text:p text:style-name="P5">Distribuciones</text:p>
                  </text:list-item>
                  <text:list-item>
                    <text:p text:style-name="P5">Descarga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2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5">Instalación/LiveCD</text:p>
                    <text:list>
                      <text:list-item>
                        <text:p text:style-name="P5">Qué es un LiveCD y para qué sirve?</text:p>
                      </text:list-item>
                      <text:list-item>
                        <text:p text:style-name="P5">Arranque desde el CD de instalación</text:p>
                      </text:list-item>
                      <text:list-item>
                        <text:p text:style-name="P5">Configuración del hardware del equipo</text:p>
                      </text:list-item>
                      <text:list-item>
                        <text:p text:style-name="P5">Particiones del disco duro</text:p>
                      </text:list-item>
                      <text:list-item>
                        <text:p text:style-name="P5">Selección de paquetes a instalar</text:p>
                      </text:list-item>
                      <text:list-item>
                        <text:p text:style-name="P5">Creación de usuario administrador (root)</text:p>
                      </text:list-item>
                      <text:list-item>
                        <text:p text:style-name="P5">Gestor de arranque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3</text:p>
          </table:table-cell>
          <table:table-cell table:style-name="Tabla1.B2" office:value-type="string">
            <text:p text:style-name="Standard">Repaso Instalación</text:p>
            <text:p text:style-name="Standard"/>
            <text:list text:style-name="L1" text:continue-numbering="true">
              <text:list-item>
                <text:list text:continue-numbering="true">
                  <text:list-item>
                    <text:p text:style-name="P5">Acceso al sistema</text:p>
                  </text:list-item>
                  <text:list-item>
                    <text:p text:style-name="P5">Usuarios, Grupos y Permisos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4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5">El ambiente de ventanas KDE</text:p>
                    <text:list>
                      <text:list-item>
                        <text:p text:style-name="P5">El escritorio</text:p>
                      </text:list-item>
                      <text:list-item>
                        <text:p text:style-name="P5">La barra de tareas</text:p>
                      </text:list-item>
                      <text:list-item>
                        <text:p text:style-name="P5">Los iconos de acceso</text:p>
                      </text:list-item>
                      <text:list-item>
                        <text:p text:style-name="P5">La bandeja del sistema</text:p>
                      </text:list-item>
                      <text:list-item>
                        <text:p text:style-name="P5">El reloj</text:p>
                      </text:list-item>
                      <text:list-item>
                        <text:p text:style-name="P5">Cómo añadir nuevos elementos al panel?</text:p>
                      </text:list-item>
                      <text:list-item>
                        <text:p text:style-name="P5">La búsqueda</text:p>
                      </text:list-item>
                      <text:list-item>
                        <text:p text:style-name="P5">La papelera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5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El administrador de archivos KDE</text:p>
                        <text:list>
                          <text:list-item>
                            <text:p text:style-name="P5">Directorios del sistema</text:p>
                          </text:list-item>
                          <text:list-item>
                            <text:p text:style-name="P5">Directorio personal</text:p>
                          </text:list-item>
                        </text:list>
                      </text:list-item>
                      <text:list-item>
                        <text:p text:style-name="P5">El centro de control KDE</text:p>
                        <text:list>
                          <text:list-item>
                            <text:p text:style-name="P5">Configuración de la pantalla</text:p>
                          </text:list-item>
                          <text:list-item>
                            <text:p text:style-name="P5">Configuración del ratón</text:p>
                          </text:list-item>
                          <text:list-item>
                            <text:p text:style-name="P5">Configuración del teclado</text:p>
                          </text:list-item>
                          <text:list-item>
                            <text:p text:style-name="P5">Configuración de apariencia y color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6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Configuración de la impresora</text:p>
                        <text:p text:style-name="P5"/>
                      </text:list-item>
                    </text:list>
                  </text:list-item>
                </text:list>
              </text:list-item>
            </text:list>
            <text:p text:style-name="Standard">Repaso General de Sistema Operativo y Linux</text:p>
          </table:table-cell>
        </table:table-row>
        <table:table-row table:style-name="Tabla1.8">
          <table:table-cell table:style-name="Tabla1.A2" office:value-type="string">
            <text:p text:style-name="P4">Clase 7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9" table:number-columns-spanned="2" office:value-type="string">
            <text:p text:style-name="P6">Módulo 2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4">Clase 8</text:p>
          </table:table-cell>
          <table:table-cell table:style-name="Tabla1.B2" office:value-type="string">
            <text:list text:style-name="L1" text:continue-numbering="true">
              <text:list-item>
                <text:p text:style-name="P5">Aplicación Ofimática – OpenOffice</text:p>
                <text:list>
                  <text:list-item>
                    <text:p text:style-name="P5">Procesador de textos – OpenOffice Writer</text:p>
                    <text:list>
                      <text:list-item>
                        <text:p text:style-name="P5">¿Que es y para qué sirve un procesador de textos?</text:p>
                      </text:list-item>
                      <text:list-item>
                        <text:p text:style-name="P5">Archivos de MS Word</text:p>
                      </text:list-item>
                      <text:list-item>
                        <text:p text:style-name="P5">Entorno</text:p>
                      </text:list-item>
                      <text:list-item>
                        <text:p text:style-name="P5">Personalizar Barras</text:p>
                      </text:list-item>
                      <text:list-item>
                        <text:p text:style-name="P5">Dar formato al texto</text:p>
                      </text:list-item>
                      <text:list-item>
                        <text:p text:style-name="P5">Copiar, pegar, cortar y mover un texto</text:p>
                      </text:list-item>
                      <text:list-item>
                        <text:p text:style-name="P5">Autocompletado de texto</text:p>
                      </text:list-item>
                      <text:list-item>
                        <text:p text:style-name="P5">Encabezados y pié de página</text:p>
                      </text:list-item>
                      <text:list-item>
                        <text:p text:style-name="P5">Columnas de texto</text:p>
                      </text:list-item>
                      <text:list-item>
                        <text:p text:style-name="P5">Hiperenlace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9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Propiedades del documento</text:p>
                      </text:list-item>
                      <text:list-item>
                        <text:p text:style-name="P5">Numeración y viñetas</text:p>
                      </text:list-item>
                      <text:list-item>
                        <text:p text:style-name="P5">Impresión de documentos</text:p>
                      </text:list-item>
                      <text:list-item>
                        <text:p text:style-name="P5">Exportación de documentos a otros formatos</text:p>
                      </text:list-item>
                      <text:list-item>
                        <text:p text:style-name="P5">Corrección ortográfica y diccionarios de sinónimos e idiomas</text:p>
                      </text:list-item>
                      <text:list-item>
                        <text:p text:style-name="P5">Indices y tablas de contenido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 table:style-name="Tabla1.1">
          <table:table-cell table:style-name="Tabla1.A2" office:value-type="string">
            <text:p text:style-name="P4">Clase 10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Tablas</text:p>
                      </text:list-item>
                      <text:list-item>
                        <text:p text:style-name="P5">Imágenes, inserción y vinculación</text:p>
                      </text:list-item>
                      <text:list-item>
                        <text:p text:style-name="P5">Gráficos, creación y modificación</text:p>
                      </text:list-item>
                      <text:list-item>
                        <text:p text:style-name="P5">Editor de fórmulas matemáticas</text:p>
                      </text:list-item>
                      <text:list-item>
                        <text:p text:style-name="P5">Estilos de texto</text:p>
                      </text:list-item>
                      <text:list-item>
                        <text:p text:style-name="P5">Plantillas</text:p>
                      </text:list-item>
                      <text:list-item>
                        <text:p text:style-name="P5">Búsqueda y reemplazo de texto</text:p>
                      </text:list-item>
                      <text:list-item>
                        <text:p text:style-name="P5">Impresión de documentos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 table:style-name="Tabla1.1">
          <table:table-cell table:style-name="Tabla1.A2" office:value-type="string">
            <text:p text:style-name="P4">Clase 11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4">Clase 12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5">Hoja de cálculo – OpenOffice Calc</text:p>
                    <text:list>
                      <text:list-item>
                        <text:p text:style-name="P5">¿Que es y para qué sirve una hoja de calculo?</text:p>
                      </text:list-item>
                      <text:list-item>
                        <text:p text:style-name="P5">Archivos de MS Excel</text:p>
                      </text:list-item>
                      <text:list-item>
                        <text:p text:style-name="P5">Cargar, guardar, importar y exportar datos</text:p>
                      </text:list-item>
                      <text:list-item>
                        <text:p text:style-name="P5">Hojas de cálculo, edición y creació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13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Fórmulas y cálculos</text:p>
                      </text:list-item>
                      <text:list-item>
                        <text:p text:style-name="P5">Tipos de funciones y operadores</text:p>
                        <text:list>
                          <text:list-item>
                            <text:p text:style-name="P5">Predeterminadas</text:p>
                          </text:list-item>
                          <text:list-item>
                            <text:p text:style-name="P5">Definidas por el usuario</text:p>
                          </text:list-item>
                        </text:list>
                      </text:list-item>
                      <text:list-item>
                        <text:p text:style-name="P5">Formatos de celdas, columnas, filas</text:p>
                      </text:list-item>
                      <text:list-item>
                        <text:p text:style-name="P5">Gráfico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14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Filtrar y ordenar datos</text:p>
                      </text:list-item>
                      <text:list-item>
                        <text:p text:style-name="P5">Rango de datos</text:p>
                      </text:list-item>
                      <text:list-item>
                        <text:p text:style-name="P5">Piloto de datos</text:p>
                      </text:list-item>
                      <text:list-item>
                        <text:p text:style-name="P5">Protección de celdas</text:p>
                      </text:list-item>
                      <text:list-item>
                        <text:p text:style-name="P5">Consolidación de datos</text:p>
                      </text:list-item>
                      <text:list-item>
                        <text:p text:style-name="P5">Impresión de hojas de cálculo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 table:style-name="Tabla1.1">
          <table:table-cell table:style-name="Tabla1.A2" office:value-type="string">
            <text:p text:style-name="P4">Clase 15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4">Clase 16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5">Presentaciones – OpenOffice Impress</text:p>
                    <text:list>
                      <text:list-item>
                        <text:p text:style-name="P5">¿Qué es y para qué sirve una presentación?</text:p>
                      </text:list-item>
                      <text:list-item>
                        <text:p text:style-name="P5">Archivos de MS PowerPoint</text:p>
                      </text:list-item>
                      <text:list-item>
                        <text:p text:style-name="P5">Crear una presentación</text:p>
                      </text:list-item>
                      <text:list-item>
                        <text:p text:style-name="P5">Diseñar una diapositiva</text:p>
                      </text:list-item>
                      <text:list-item>
                        <text:p text:style-name="P5">Cómo insertar objetos a una diapositiva</text:p>
                      </text:list-item>
                      <text:list-item>
                        <text:p text:style-name="P5">Insertar nuevas diapositiva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17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Diseño y estilo de las diapositivas</text:p>
                      </text:list-item>
                      <text:list-item>
                        <text:p text:style-name="P5">Ver la presentación de la diapositiva</text:p>
                      </text:list-item>
                      <text:list-item>
                        <text:p text:style-name="P5">Transiciones y tiempos en la animación</text:p>
                      </text:list-item>
                      <text:list-item>
                        <text:p text:style-name="P5">Insertar movimientos y efectos</text:p>
                      </text:list-item>
                      <text:list-item>
                        <text:p text:style-name="P5">La interactividad y la navegación</text:p>
                      </text:list-item>
                      <text:list-item>
                        <text:p text:style-name="P5">Ensayo de intervalos entre diapositivas</text:p>
                      </text:list-item>
                      <text:list-item>
                        <text:p text:style-name="P5">Impresión de diapositivas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 table:style-name="Tabla1.1">
          <table:table-cell table:style-name="Tabla1.A2" office:value-type="string">
            <text:p text:style-name="P4">Clase 18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1" table:number-columns-spanned="2" office:value-type="string">
            <text:p text:style-name="P6">Módulo 3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4">Clase 19</text:p>
          </table:table-cell>
          <table:table-cell table:style-name="Tabla1.B2" office:value-type="string">
            <text:list text:style-name="L1" text:continue-numbering="true">
              <text:list-item>
                <text:p text:style-name="P5">Navegadores de Internet – Mozilla Firefox</text:p>
                <text:list>
                  <text:list-item>
                    <text:p text:style-name="P5">Navegar por Internet, la barra</text:p>
                  </text:list-item>
                  <text:list-item>
                    <text:p text:style-name="P5">El concepto de pestañas</text:p>
                  </text:list-item>
                  <text:list-item>
                    <text:p text:style-name="P5">Realizar búsquedas en Internet</text:p>
                  </text:list-item>
                  <text:list-item>
                    <text:p text:style-name="P5">Realizar búsquedas en una página web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20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p text:style-name="P5">Uso de los marcadores</text:p>
                  </text:list-item>
                  <text:list-item>
                    <text:p text:style-name="P5">El historial de navegación</text:p>
                  </text:list-item>
                  <text:list-item>
                    <text:p text:style-name="P5">Descarga de archivos</text:p>
                  </text:list-item>
                  <text:list-item>
                    <text:p text:style-name="P5">Temas, complementos y plug-ins</text:p>
                  </text:list-item>
                  <text:list-item>
                    <text:p text:style-name="P5">Configuración y actualizaciones</text:p>
                  </text:list-item>
                </text:list>
              </text:list-item>
            </text:list>
            <text:p text:style-name="Standard"/>
            <text:p text:style-name="Standard">Repaso y Navegación.</text:p>
          </table:table-cell>
        </table:table-row>
        <table:table-row table:style-name="Tabla1.1">
          <table:table-cell table:style-name="Tabla1.A2" office:value-type="string">
            <text:p text:style-name="P4">Clase 21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1" table:number-columns-spanned="2" office:value-type="string">
            <text:p text:style-name="P6">Módulo 4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4">Clase 22</text:p>
          </table:table-cell>
          <table:table-cell table:style-name="Tabla1.B2" office:value-type="string">
            <text:list text:style-name="L1" text:continue-numbering="true">
              <text:list-item>
                <text:p text:style-name="P5">Clientes de correo – Mozilla Thunderbird</text:p>
                <text:list>
                  <text:list-item>
                    <text:p text:style-name="P5">Configuración de una cuenta de correo</text:p>
                  </text:list-item>
                  <text:list-item>
                    <text:p text:style-name="P5">Crear y enviar mensajes de correo</text:p>
                  </text:list-item>
                  <text:list-item>
                    <text:p text:style-name="P5">Crear y enviar mensajes de correo con archivos adjuntos</text:p>
                  </text:list-item>
                  <text:list-item>
                    <text:p text:style-name="P5">Responder y/o reenviar mensajes de correo</text:p>
                  </text:list-item>
                  <text:list-item>
                    <text:p text:style-name="P5">Recibir y leer mensajes de correo</text:p>
                  </text:list-item>
                  <text:list-item>
                    <text:p text:style-name="P5">Clasificación de mensajes de correos en carpetas</text:p>
                  </text:list-item>
                  <text:list-item>
                    <text:p text:style-name="P5">Guardar e imprimir mensajes de correo</text:p>
                  </text:list-item>
                  <text:list-item>
                    <text:p text:style-name="P5">Filtro de mensajes de correo basura (SPAM)</text:p>
                  </text:list-item>
                  <text:list-item>
                    <text:p text:style-name="P5">Libreta de direcciones</text:p>
                  </text:list-item>
                  <text:list-item>
                    <text:p text:style-name="P5">Configuración y actualizaciones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23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1" table:number-columns-spanned="2" office:value-type="string">
            <text:p text:style-name="P3">Módulo 5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4">Clase 24</text:p>
          </table:table-cell>
          <table:table-cell table:style-name="Tabla1.B2" office:value-type="string">
            <text:list text:style-name="L1" text:continue-numbering="true">
              <text:list-item>
                <text:p text:style-name="P5">Otros utilitarios</text:p>
                <text:list>
                  <text:list-item>
                    <text:p text:style-name="P5">Visualización y creación de archivos PDF – Kpdf y Acrobat Reader.</text:p>
                  </text:list-item>
                  <text:list-item>
                    <text:p text:style-name="P5">Mensajería Instantánea. - Pidgin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>Clase 25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5">Reproductores de audio y video. </text:p>
                  </text:list-item>
                  <text:list-item>
                    <text:p text:style-name="P5">Herramientas para grabación de CDs y DVDs - K3B.</text:p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</table:table>
      <text:p text:style-name="Standard"/>
      <text:p text:style-name="Standard"/>
      <text:p text:style-name="Standard"><text:span text:style-name="T4">Duración: </text:span>25 clases</text:p>
      <text:p text:style-name="Standard"><text:span text:style-name="T4">Duración en horas: </text:span>100 horas.</text:p>
      <text:p text:style-name="Standard"/>
      <text:p text:style-name="P7">Distribución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lases Por Semana</text:p>
            </table:table-cell>
            <table:table-cell table:style-name="Table1.A1" office:value-type="string">
              <text:p text:style-name="Table_20_Heading">Observaciones</text:p>
            </table:table-cell>
            <table:table-cell table:style-name="Table1.C1" office:value-type="string">
              <text:p text:style-name="Table_20_Heading">Duración Total del curso</text:p>
            </table:table-cell>
          </table:table-row>
        </table:table-header-rows>
        <table:table-row>
          <table:table-cell table:style-name="Table1.A2" office:value-type="string">
            <text:p text:style-name="Table_20_Contents">3 clases </text:p>
          </table:table-cell>
          <table:table-cell table:style-name="Table1.A2" office:value-type="string">
            <text:p text:style-name="Table_20_Contents">Usuarios Experimentados</text:p>
          </table:table-cell>
          <table:table-cell table:style-name="Table1.C2" office:value-type="string">
            <text:p text:style-name="Table_20_Contents">9 semanas (2,5 meses)</text:p>
          </table:table-cell>
        </table:table-row>
        <table:table-row>
          <table:table-cell table:style-name="Table1.A2" office:value-type="string">
            <text:p text:style-name="Table_20_Contents">2 clases </text:p>
          </table:table-cell>
          <table:table-cell table:style-name="Table1.A2" office:value-type="string">
            <text:p text:style-name="Table_20_Contents">Usuarios Intermedios</text:p>
          </table:table-cell>
          <table:table-cell table:style-name="Table1.C2" office:value-type="string">
            <text:p text:style-name="Table_20_Contents">13 semanas (3,5 meses)</text:p>
          </table:table-cell>
        </table:table-row>
        <table:table-row>
          <table:table-cell table:style-name="Table1.A2" office:value-type="string">
            <text:p text:style-name="Table_20_Contents">1 clase </text:p>
          </table:table-cell>
          <table:table-cell table:style-name="Table1.A2" office:value-type="string">
            <text:p text:style-name="Table_20_Contents">Usuarios Principiantes</text:p>
          </table:table-cell>
          <table:table-cell table:style-name="Table1.C2" office:value-type="string">
            <text:p text:style-name="Table_20_Contents">25 semanas (6,5 mese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PY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PY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12-08T10:19:31</meta:creation-date>
    <dc:creator>Fernando Mancia</dc:creator>
    <dc:date>2008-02-07T10:58:28</dc:date>
    <dc:language>es-PY</dc:language>
    <meta:editing-cycles>101</meta:editing-cycles>
    <meta:editing-duration>PT5H38M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4" meta:paragraph-count="189" meta:word-count="723" meta:character-count="4601"/>
  </office:meta>
</office:document-meta>
</file>